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362e" officeooo:paragraph-rsid="0006362e"/>
    </style:style>
    <style:style style:name="P2" style:family="paragraph" style:parent-style-name="Standard">
      <style:text-properties officeooo:paragraph-rsid="0006362e"/>
    </style:style>
    <style:style style:name="T1" style:family="text">
      <style:text-properties officeooo:rsid="0006362e"/>
    </style:style>
    <style:style style:name="T2" style:family="text">
      <style:text-properties fo:color="#d4d4d4" style:font-name="Droid Sans Mono" fo:font-size="9pt" fo:font-weight="normal"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span text:style-name="T2">Lorem ipsum dolor sit amet consectetur adipisicing elit. Obcaecati mollitia inventore maxime nobis doloremque soluta molestiae perspiciatis aliquid quibusdam libero, ad tempore aperiam. A quaerat molestias eos error, cum architecto repellendus omnis ullam, nam doloribus et vero laborum provident sunt quia mollitia. Eaque doloribus, exercitationem iusto quidem labore tempore quasi error quo, magni dolor necessitatibus explicabo est recusandae minima ex aperiam consectetur sint. Itaque aperiam cupiditate consectetur obcaecati exercitationem a necessitatibus rerum, aliquam dolores minus laborum qui quod repellendus autem, dolore, aspernatur culpa. Aliquam reiciendis impedit laborum voluptates, amet consectetur beatae incidunt? Accusantium exercitationem illo necessitatibus eaque voluptates praesentium. Quisquam, molestias. Minus, nobis dolor suscipit, beatae maiores fuga architecto praesentium facilis, blanditiis molestias illum modi quasi ducimus repudiandae velit deserunt ipsam repellat eos. Laborum, facere dolor id corporis ex ullam corrupti explicabo et dolore ratione doloremque optio ea aut ad. Quaerat sint molestiae veritatis unde voluptatem quam fuga obcaecati, officiis facere harum, itaque maxime vero. Ipsam dignissimos cum animi! Perferendis quasi minima ab, architecto suscipit adipisci excepturi veniam, ad molestiae consectetur delectus magnam vitae iste veritatis sunt hic. Quisquam eligendi neque esse excepturi praesentium minus est quidem modi? Nobis natus ipsa commodi doloribus repellendus eos officia dolore repudiandae in temporibus. Dolore nihil non porro magnam quod debitis corrupti reiciendis, distinctio error quas consectetur ipsa nulla quae omnis, doloribus exercitationem rem pariatur perspiciatis tempore at, sit et aspernatur! Ipsum corporis nesciunt ratione maxime. Praesentium, aspernatur eaque! Odit error nesciunt fugit sequi mollitia laboriosam nam ipsum? Dolorum qui repellendus totam autem optio dolorem odio possimus, commodi pariatur reprehenderit tempore reiciendis? Aliquid commodi odit fuga expedita at iure dolorum veniam perferendis officia dignissimos, aliquam corporis incidunt voluptatum. Atque debitis, ullam tenetur deserunt natus laborum sit culpa temporibus nobis ipsa ad ipsum doloribus quidem expedita nihil illum? Corporis asperiores possimus suscipit odio. Amet ipsa dolore quas nobis consectetur earum excepturi quis autem numquam temporibus tempore enim, vitae ipsam quidem velit quae suscipit eos quos! Perspiciatis soluta fugit perferendis ullam, illum, sequi quas dolores corporis dolore ut nobis ipsam eaque non, odio reiciendis impedit? Nisi, corporis quam? Distinctio tempore reprehenderit laudantium eaque alias labore molestias sint earum voluptatem, obcaecati aspernatur quod non sapiente, unde tempora dolorem corrupti doloribus eligendi numquam at neque, eveniet praesentium cupiditate vero! Voluptas iure atque ea, repellendus incidunt sapiente neque? Quo natus ipsam atque earum itaque, fugit quidem dolores enim sequi illum id quod alias eius, veritatis in minus quia iste provident porro. Necessitatibus cumque dicta illo, reiciendis aperiam corporis nisi nihil quod vero totam voluptatum veniam maiores minima perferendis laboriosam nostrum velit optio hic voluptate repellat nulla delectus. Possimus, saepe facilis numquam, amet nemo tempora cum voluptas nulla dicta maiores deleniti sed nisi commodi corrupti similique aperiam ab libero officia explicabo animi inventore eum nobis! Impedit qui atque, soluta tempore dicta animi cupiditate ab, ipsam deserunt enim perspiciatis? Voluptates nemo repellat sint quam. Similique esse odio quas placeat quaerat velit rem aut eligendi ratione eaque? Consectetur rerum quibusdam laborum cum odit doloremque maxime? Minima magni aliquam expedita numquam asperiores nesciunt nobis recusandae possimus, ea, temporibus dicta? Totam, architecto optio doloribus illo voluptatum tempore voluptate vitae repellat odio perferendis magnam nemo officia reiciendis distinctio facilis eveniet nostrum dicta magni laborum inventore unde mollitia ipsa? Accusamus quod aut similique a sed aliquam beatae? Hic consectetur nesciunt aliquid fugiat esse sequi repudiandae saepe modi cupiditate quos. Iure dolore, soluta assumenda libero architecto et quas a consequatur cum aperiam deleniti aspernatur quibusdam! Id consequuntur magnam officiis quidem sed repellendus, hic obcaecati esse, necessitatibus ipsam commodi eum quo magni! Laborum itaque officiis ullam est quod, omnis mollitia, minima obcaecati dolorem harum beatae consequatur nesciunt atque similique, facilis nulla consequuntur doloremque molestiae cupiditate. Iusto, officia a eveniet totam pariatur saepe? Magni beatae, laborum cumque aliquid quae dicta ab earum dolorem illo non reiciendis quam assumenda impedit voluptate quibusdam culpa nobis obcaecati cupiditate. Iure non nostrum consectetur odio rem quia debitis animi aliquam vero, tempora, ratione alias beatae voluptatibus! Quae ullam, iusto hic omnis ex dolores itaque ducimus deleniti quia excepturi est praesentium animi molestias, velit quo modi incidunt iure, consequatur suscipit? Dolorem expedita aliquid distinctio saepe earum minima et. Iure eius accusantium repudiandae minima id blanditiis veniam sequi. Placeat quo distinctio, aliquam necessitatibus asperiores provident esse, vero quae voluptates voluptatum ullam labore ab. Magnam ex saepe provident tenetur ad quos obcaecati ratione quaerat dolorum expedita suscipit odit iste aut in repellendus, libero eum quam soluta quas voluptate ullam est minima hic possimus. Numquam voluptates nemo mollitia voluptatem ad laudantium culpa id. Nesciunt sunt dolorum rerum debitis est! Quasi aspernatur </text:span><text:soft-page-break/><text:span text:style-name="T2">labore, magni veniam commodi debitis totam tempora, ut repellendus animi, ab consectetur assumenda. Maiores omnis ab veniam rem, beatae eos at maxime autem nisi molestias, a corrupti sunt sapiente laborum quisquam recusandae cumque voluptatum eius deleniti ullam voluptatibus neque! Dicta culpa deleniti sunt tempora sit rem repellendus magni eos doloribus. Rem cupiditate, aliquid esse alias voluptatem minima assumenda cumque facilis sunt! Possimus quae commodi quibusdam eligendi explicabo a modi, quia accusantium facilis perferendis error nesciunt voluptatum id saepe ad libero tempore suscipit hic inventore temporibus architecto ratione eaque. Accusantium reiciendis, omnis obcaecati labore repellat sunt, sed sint eum nihil deserunt modi magnam tenetur laborum minima officia voluptate asperiores dolor? Dolores ad error, explicabo nam odio reiciendis dolore magni corporis a quis similique? Tempora minima quis modi praesentium deserunt ipsum voluptatem delectus porro placeat illo voluptates dignissimos ratione aperiam non ea aliquam harum hic, sapiente nostrum necessitatibus quas, accusantium ut? Ad consequuntur incidunt esse explicabo nobis. Numquam excepturi enim reiciendis praesentium illum, quis fugit nisi omnis incidunt distinctio cum dolor sit minima earum dignissimos hic possimus necessitatibus? Amet, ipsum magni dolorem quae minus repudiandae veritatis nemo animi quia id blanditiis nam cumque provident officia dolor reiciendis exercitationem illo esse neque temporibus aspernatur iure cupiditate? Quasi, non id saepe quae dolorum delectus dicta recusandae odio magni exercitationem, fuga iste possimus cupiditate commodi ipsa quis earum itaque officia veniam velit enim amet. Nostrum in, dicta omnis commodi culpa non vitae, libero deleniti ab itaque consectetur veritatis! Aliquid ipsum odit error maiores quos dicta at debitis, rem ad quis aut quaerat omnis facilis reiciendis consectetur deserunt neque doloremque cumque laudantium itaque. Assumenda eum ad possimus vel dolores sed nihil? Nesciunt doloremque cumque, perferendis eos et vero voluptatibus aspernatur ipsam commodi corporis alias possimus vel exercitationem eligendi, quisquam illum quas fuga? Id nostrum qui quidem! Consequatur nostrum velit, mollitia illo inventore eum maiores magni sequi nulla similique perspiciatis nihil quas dolorum eos necessitatibus tenetur, ea perferendis omnis libero beatae quos hic ipsam. Nostrum sed debitis vel sit ipsa quasi magnam unde veniam harum. Eius pariatur reiciendis tempore voluptates non quaerat quidem rerum quasi sit iusto. Quasi, magni cumque totam modi molestias tempore voluptate, eos natus odit voluptatem saepe quo accusantium a explicabo autem! Cum dolores saepe accusamus velit architecto possimus nihil sit repellendus distinctio iusto itaque ipsa, odio optio, incidunt omnis. Blanditiis explicabo dolor fugiat harum totam illo hic, id eligendi vero animi magni, nobis consequuntur molestias? Facere, quisquam. Blanditiis pariatur vero odit nam quibusdam ea consequuntur nihil, at, odio quaerat vel quae nobis sit eius impedit eveniet, assumenda maxime sed? Veniam consequatur distinctio ipsum. Accusantium repellat fugit quasi nemo aliquid ipsam consequuntur, officiis eum harum. Reiciendis ratione eum excepturi tenetur, libero omnis dolorum nisi, maxime perferendis pariatur eveniet. Nihil distinctio laboriosam in sapiente dignissimos repellat omnis quo. Dignissimos iusto repellat excepturi voluptas sint nulla, minima rem, ea, suscipit saepe illum quaerat non maxime asperiores? Minus dicta, rerum molestiae ipsam veritatis fugit quam, ab ratione id laboriosam porro ullam. Non, impedit ratione omnis mollitia pariatur neque qui eveniet perferendis maiores sed necessitatibus sunt ipsum reiciendis veritatis totam voluptatibus voluptatem natus similique voluptatum corrupti assumenda vel, molestiae sit explicabo. Exercitationem voluptatibus ab a ducimus maxime ratione rerum ex! Autem in neque quisquam, molestiae eligendi rerum eius facere, itaque dolores consequatur facilis temporibus laudantium amet nemo expedita tempore aliquid harum quaerat aut vitae. Illum adipisci ducimus nam asperiores eveniet, quae sequi culpa sapiente quis molestias nostrum dolorem iusto molestiae, autem accusantium ratione maiores assumenda minima optio consequuntur suscipit vel! Optio nesciunt cupiditate reiciendis dolor animi esse consectetur et perferendis magni magnam repellat error suscipit quasi vitae, tempore incidunt autem quaerat temporibus accusantium dolores sunt consequatur fuga voluptate. Similique ducimus corporis perspiciatis aut officia quis fugiat, explicabo esse amet, iure pariatur optio dolor a! Numquam eveniet fugit magni non necessitatibus, vero labore nostrum? Labore, magni iusto. Natus culpa maiores sunt, neque at odit cumque alias iusto tempora illo, dolor aliquid perferendis nihil a blanditiis, unde nostrum fuga officia quidem perspiciatis quaerat repudiandae vel? Facere voluptates nisi quas, reprehenderit saepe, laboriosam dolorem praesentium architecto exercitationem ullam, quibusdam explicabo nam quidem hic tenetur harum? Tempore quaerat vel cum reiciendis ad, quod necessitatibus praesentium possimus officiis molestias perferendis eveniet corrupti vitae provident ut explicabo consequatur adipisci dolorem! Hic totam provident iure corporis eum non reprehenderit. Voluptatum beatae ad nesciunt omnis autem quam fugit cupiditate vitae necessitatibus, explicabo, dolore culpa consequatur iste voluptate laborum. Maiores, libero amet. Ipsam ipsum nobis quis odit, assumenda omnis tenetur aliquid consequatur, reprehenderit quos itaque deserunt mollitia vero amet.</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2:21:48.311152504</meta:creation-date>
    <dc:date>2018-07-31T12:22:51.347278244</dc:date>
    <meta:editing-duration>PT1M6S</meta:editing-duration>
    <meta:editing-cycles>1</meta:editing-cycles>
    <meta:document-statistic meta:table-count="0" meta:image-count="0" meta:object-count="0" meta:page-count="3" meta:paragraph-count="1" meta:word-count="1505" meta:character-count="11341" meta:non-whitespace-character-count="9837"/>
    <meta:generator>LibreOffice/5.4.7.2$Linux_X86_64 LibreOffice_project/40m0$Build-2</meta:generator>
  </office:meta>
</office:document-meta>
</file>